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Absatz-Standardschriftar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" style:parent-style-name="Absatz-Standardschriftart" style:family="text">
      <style:text-properties fo:language="en" fo:country="US"/>
    </style:style>
    <style:style style:name="T6" style:parent-style-name="Absatz-Standardschriftart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Listenabsatz" style:list-style-name="LFO2" style:family="paragraph"/>
    <style:style style:name="P9" style:parent-style-name="Listenabsatz" style:list-style-name="LFO2" style:family="paragraph"/>
    <style:style style:name="P10" style:parent-style-name="Listenabsatz" style:list-style-name="LFO2" style:family="paragraph"/>
    <style:style style:name="P11" style:parent-style-name="Listenabsatz" style:list-style-name="LFO2" style:family="paragraph"/>
    <style:style style:name="P12" style:parent-style-name="Listenabsatz" style:list-style-name="LFO2" style:family="paragraph"/>
    <style:style style:name="P13" style:parent-style-name="Listenabsatz" style:list-style-name="LFO2" style:family="paragraph"/>
    <style:style style:name="P14" style:parent-style-name="Listenabsatz" style:list-style-name="LFO2" style:family="paragraph"/>
    <style:style style:name="P15" style:parent-style-name="Listenabsatz" style:list-style-name="LFO2" style:family="paragraph"/>
    <style:style style:name="P16" style:parent-style-name="Listenabsatz" style:list-style-name="LFO2" style:family="paragraph"/>
    <style:style style:name="P17" style:parent-style-name="Listenabsatz" style:list-style-name="LFO2" style:family="paragraph"/>
    <style:style style:name="P18" style:parent-style-name="Listenabsatz" style:list-style-name="LFO2" style:family="paragraph"/>
    <style:style style:name="P19" style:parent-style-name="Listenabsatz" style:list-style-name="LFO2" style:family="paragraph"/>
    <style:style style:name="P20" style:parent-style-name="Listenabsatz" style:list-style-name="LFO2" style:family="paragraph"/>
    <style:style style:name="P21" style:parent-style-name="Listenabsatz" style:list-style-name="LFO2" style:family="paragraph"/>
    <style:style style:name="P22" style:parent-style-name="Listenabsatz" style:list-style-name="LFO2" style:family="paragraph"/>
    <style:style style:name="P23" style:parent-style-name="Listenabsatz" style:list-style-name="LFO2" style:family="paragraph"/>
    <style:style style:name="P24" style:parent-style-name="Listenabsatz" style:list-style-name="LFO2" style:family="paragraph"/>
    <style:style style:name="P25" style:parent-style-name="Listenabsatz" style:list-style-name="LFO2" style:family="paragraph"/>
    <style:style style:name="P26" style:parent-style-name="Listenabsatz" style:list-style-name="LFO2" style:family="paragraph">
      <style:text-properties fo:language="en" fo:country="US"/>
    </style:style>
    <style:style style:name="P27" style:parent-style-name="Listenabsatz" style:list-style-name="LFO2" style:family="paragraph">
      <style:text-properties fo:language="en" fo:country="US"/>
    </style:style>
    <style:style style:name="P28" style:parent-style-name="Listenabsatz" style:list-style-name="LFO2" style:family="paragraph">
      <style:text-properties fo:language="en" fo:country="US"/>
    </style:style>
    <style:style style:name="P29" style:parent-style-name="Listenabsatz" style:list-style-name="LFO2" style:family="paragraph"/>
    <style:style style:name="P30" style:parent-style-name="Listenabsatz" style:list-style-name="LFO2" style:family="paragraph"/>
    <style:style style:name="P31" style:parent-style-name="Listenabsatz" style:list-style-name="LFO2" style:family="paragraph"/>
    <style:style style:name="P32" style:parent-style-name="Listenabsatz" style:list-style-name="LFO2" style:family="paragraph"/>
    <style:style style:name="P33" style:parent-style-name="Listenabsatz" style:list-style-name="LFO2" style:family="paragraph"/>
    <style:style style:name="P34" style:parent-style-name="Listenabsatz" style:list-style-name="LFO2" style:family="paragraph"/>
    <style:style style:name="P35" style:parent-style-name="Listenabsatz" style:list-style-name="LFO2" style:family="paragraph"/>
    <style:style style:name="P36" style:parent-style-name="Listenabsatz" style:list-style-name="LFO2" style:family="paragraph"/>
    <style:style style:name="P37" style:parent-style-name="Listenabsatz" style:list-style-name="LFO2" style:family="paragraph"/>
    <style:style style:name="P38" style:parent-style-name="Listenabsatz" style:list-style-name="LFO2" style:family="paragraph"/>
    <style:style style:name="P39" style:parent-style-name="Listenabsatz" style:list-style-name="LFO2" style:family="paragraph">
      <style:text-properties fo:language="en" fo:country="US"/>
    </style:style>
    <style:style style:name="P40" style:parent-style-name="Listenabsatz" style:list-style-name="LFO2" style:family="paragraph">
      <style:text-properties fo:language="en" fo:country="US"/>
    </style:style>
    <style:style style:name="P41" style:parent-style-name="Listenabsatz" style:list-style-name="LFO2" style:family="paragraph">
      <style:text-properties fo:language="en" fo:country="US"/>
    </style:style>
    <style:style style:name="P42" style:parent-style-name="Listenabsatz" style:list-style-name="LFO2" style:family="paragraph">
      <style:text-properties fo:language="en" fo:country="US"/>
    </style:style>
    <style:style style:name="P43" style:parent-style-name="Listenabsatz" style:list-style-name="LFO2" style:family="paragraph"/>
    <style:style style:name="P44" style:parent-style-name="Listenabsatz" style:list-style-name="LFO2" style:family="paragraph"/>
    <style:style style:name="P45" style:parent-style-name="Listenabsatz" style:list-style-name="LFO2" style:family="paragraph"/>
    <style:style style:name="P46" style:parent-style-name="Listenabsatz" style:list-style-name="LFO2" style:family="paragraph"/>
    <style:style style:name="P47" style:parent-style-name="Listenabsatz" style:list-style-name="LFO2" style:family="paragraph"/>
    <style:style style:name="P48" style:parent-style-name="Listenabsatz" style:list-style-name="LFO2" style:family="paragraph"/>
    <style:style style:name="P49" style:parent-style-name="Listenabsatz" style:list-style-name="LFO2" style:family="paragraph"/>
    <style:style style:name="P50" style:parent-style-name="Listenabsatz" style:list-style-name="LFO2" style:family="paragraph"/>
  </office:automatic-styles>
  <office:body>
    <office:text text:use-soft-page-breaks="true">
      <text:p text:style-name="P1"><text:span text:style-name="T2">Open World 2D Game Planung</text:span><text:span text:style-name="T3"><text:line-break/></text:span><text:span text:style-name="T4"><text:line-break/></text:span><text:span text:style-name="T5">-</text:span><text:span text:style-name="T6">RPG game</text:span></text:p>
      <text:p text:style-name="Standard">-Viele Orte (Städte, Dörfer, Berge, Höhlen, Wälder, Dungeons)</text:p>
      <text:p text:style-name="Standard">-Moster töten -&gt; Geld + Exp.<text:tab/>(Kann in Städten eingelöst werden)</text:p>
      <text:p text:style-name="P7">-Level up System (+HP,<text:s/>+ATK,…)</text:p>
      <text:p text:style-name="Standard">-Power ups können gefunden warden</text:p>
      <text:p text:style-name="Standard">-Tot = letzter Checkpoint (zwischen Speicher)</text:p>
      <text:p text:style-name="Standard">-&gt; Geld + Exp. Gehen beim Tot verloren, außer bereits gespeicherte Sachen (Checkpoints in Städten auffindbar)<text:s/></text:p>
      <text:p text:style-name="Standard">-Städte = Save Zones</text:p>
      <text:p text:style-name="Standard">-Läden:</text:p>
      <text:p text:style-name="Standard"><text:tab/>~Händler<text:tab/>-&gt; Geld ausgeben für Power ups, Tränke, usw..</text:p>
      <text:p text:style-name="Standard"><text:tab/>~Magier/Hexe<text:tab/>-&gt; Exp. Ausgeben für bessere stats</text:p>
      <text:p text:style-name="Standard"><text:tab/>~Schmied<text:tab/>-&gt; Recourcen ausgeben (Craften, Verbessern, Combinieren)</text:p>
      <text:p text:style-name="Standard"><text:tab/>~Bäcker<text:tab/>-&gt; Essen kaufen</text:p>
      <text:p text:style-name="Standard">-Leben, Hunger balken (starten bei niedrigem wert)</text:p>
      <text:p text:style-name="Standard">-NPC’s mit Quests und Dialog</text:p>
      <text:p text:style-name="Standard">-Teleportation? (Item benötigt)</text:p>
      <text:p text:style-name="Standard">-Fortbewegung?</text:p>
      <text:p text:style-name="Standard">-Gesperte oder zu schwere Gebiete um zu schnellen progress zu verhindern</text:p>
      <text:p text:style-name="Standard">-Tageszyklus? (oder Fluch, dass nur Tag existiert? -&gt; siehe StorylineIdee1)</text:p>
      <text:p text:style-name="Standard">-Abenteuer Guilde</text:p>
      <text:p text:style-name="Standard">-Mehr Erkunden -&gt; mehr Items</text:p>
      <text:p text:style-name="Standard">-Zauber (Lernba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//TO-DO’s</text:p>
      <text:list text:style-name="LFO2" text:continue-numbering="true">
        <text:list-item>
          <text:p text:style-name="P8">GUI (window) einstellen</text:p>
        </text:list-item>
        <text:list-item>
          <text:p text:style-name="P9">GamePanel erstellen und tileSize festlegen</text:p>
        </text:list-item>
        <text:list-item>
          <text:p text:style-name="P10">Test Charakter zeichnen</text:p>
        </text:list-item>
        <text:list-item>
          <text:p text:style-name="P11">Tasteneingabe auslesen (Bewegen)</text:p>
        </text:list-item>
        <text:list-item>
          <text:p text:style-name="P12">FPS einstellen</text:p>
        </text:list-item>
        <text:list-item>
          <text:p text:style-name="P13">Spieler Klasse erstellen</text:p>
        </text:list-item>
        <text:list-item>
          <text:p text:style-name="P14">Charakter implementieren</text:p>
        </text:list-item>
        <text:list-item>
          <text:p text:style-name="P15">Map erstellen<text:tab/>(Startgebiet = Wald)</text:p>
        </text:list-item>
        <text:list-item>
          <text:p text:style-name="P16">Kamera</text:p>
        </text:list-item>
        <text:list-item>
          <text:p text:style-name="P17">Collision</text:p>
        </text:list-item>
        <text:list-item>
          <text:p text:style-name="P18">Objekte einfügen</text:p>
        </text:list-item>
        <text:list-item>
          <text:p text:style-name="P19">Sounds</text:p>
        </text:list-item>
        <text:list-item>
          <text:p text:style-name="P20">UI (User interface)</text:p>
        </text:list-item>
        <text:list-item>
          <text:p text:style-name="P21">Game State (Pausiert,…)</text:p>
        </text:list-item>
        <text:list-item>
          <text:p text:style-name="P22">NPC’s</text:p>
        </text:list-item>
        <text:list-item>
          <text:p text:style-name="P23">Dialog mit NPC‘s</text:p>
        </text:list-item>
        <text:list-item>
          <text:p text:style-name="P24">Titel Bildschirm</text:p>
        </text:list-item>
        <text:list-item>
          <text:p text:style-name="P25">Lebensbalken oder anzeige</text:p>
        </text:list-item>
        <text:list-item>
          <text:p text:style-name="P26">Events (Damage Pit, Healing Pool, Teleport Tile)</text:p>
        </text:list-item>
        <text:list-item>
          <text:p text:style-name="P27">Monster</text:p>
        </text:list-item>
        <text:list-item>
          <text:p text:style-name="P28">Lebensbalken und Todesanimation</text:p>
        </text:list-item>
        <text:list-item>
          <text:p text:style-name="P29">Charakter Status (HP,ATK,etc..)</text:p>
        </text:list-item>
        <text:list-item>
          <text:p text:style-name="P30">Leveling up</text:p>
        </text:list-item>
        <text:list-item>
          <text:p text:style-name="P31">Inventar</text:p>
        </text:list-item>
        <text:list-item>
          <text:p text:style-name="P32">Items Ausrüsten und Benutzen</text:p>
        </text:list-item>
        <text:list-item>
          <text:p text:style-name="P33">Monster Projektile</text:p>
        </text:list-item>
        <text:list-item>
          <text:p text:style-name="P34">Mana</text:p>
        </text:list-item>
        <text:list-item>
          <text:p text:style-name="P35">Item drops</text:p>
        </text:list-item>
        <text:list-item>
          <text:p text:style-name="P36">Partikel</text:p>
        </text:list-item>
        <text:list-item>
          <text:p text:style-name="P37">Vollbild</text:p>
        </text:list-item>
        <text:list-item>
          <text:p text:style-name="P38">Optionen</text:p>
        </text:list-item>
        <text:list-item>
          <text:p text:style-name="P39">Game Over screen (respawn beim letzten checkpoint)</text:p>
        </text:list-item>
        <text:list-item>
          <text:p text:style-name="P40">Karten transition</text:p>
        </text:list-item>
        <text:list-item>
          <text:p text:style-name="P41">Knockback</text:p>
        </text:list-item>
        <text:list-item>
          <text:p text:style-name="P42">Items Stacken</text:p>
        </text:list-item>
        <text:list-item>
          <text:p text:style-name="P43">!!!!<text:s/>Tag und Nacht Zyklus (Je nachdem, was für eine Storyline)<text:s/>!!!!</text:p>
        </text:list-item>
        <text:list-item>
          <text:p text:style-name="P44">Minimap</text:p>
        </text:list-item>
        <text:list-item>
          <text:p text:style-name="P45">Kampfsystem</text:p>
        </text:list-item>
        <text:list-item>
          <text:p text:style-name="P46">Speichern und Laden</text:p>
        </text:list-item>
        <text:list-item>
          <text:p text:style-name="P47">Dungeons</text:p>
        </text:list-item>
        <text:list-item>
          <text:p text:style-name="P48">Rätzel in Puzzles</text:p>
        </text:list-item>
        <text:list-item>
          <text:p text:style-name="P49">Boss fights</text:p>
        </text:list-item>
        <text:list-item>
          <text:p text:style-name="P50">Fortsetzung folg…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bastian Hesse</meta:initial-creator>
    <dc:creator>Sebastian Hesse</dc:creator>
    <meta:creation-date>2023-01-17T21:49:00Z</meta:creation-date>
    <dc:date>2023-01-17T22:22:00Z</dc:date>
    <meta:template xlink:href="Normal" xlink:type="simple"/>
    <meta:editing-cycles>5</meta:editing-cycles>
    <meta:editing-duration>PT0S</meta:editing-duration>
    <meta:document-statistic meta:page-count="2" meta:paragraph-count="3" meta:word-count="274" meta:character-count="1836" meta:row-count="13" meta:non-whitespace-character-count="1565"/>
  </office:meta>
</office:document-meta>
</file>